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ST A</text:p>
          </table:table-cell>
          <table:table-cell office:value-type="string" calcext:value-type="string">
            <text:p>COST B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7548" calcext:value-type="float">
            <text:p>1.7548</text:p>
          </table:table-cell>
          <table:table-cell office:value-type="float" office:value="0.0421" calcext:value-type="float">
            <text:p>0.0421</text:p>
          </table:table-cell>
          <table:table-cell table:formula="of:=([.C2]+[.D2])/2" office:value-type="float" office:value="0.89845" calcext:value-type="float">
            <text:p>0.8984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.3864" calcext:value-type="float">
            <text:p>2.3864</text:p>
          </table:table-cell>
          <table:table-cell office:value-type="float" office:value="0.0554" calcext:value-type="float">
            <text:p>0.0554</text:p>
          </table:table-cell>
          <table:table-cell table:formula="of:=([.C3]+[.D3])/2" office:value-type="float" office:value="1.2209" calcext:value-type="float">
            <text:p>1.22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0758" calcext:value-type="float">
            <text:p>3.0758</text:p>
          </table:table-cell>
          <table:table-cell office:value-type="float" office:value="0.1259" calcext:value-type="float">
            <text:p>0.1259</text:p>
          </table:table-cell>
          <table:table-cell table:formula="of:=([.C4]+[.D4])/2" office:value-type="float" office:value="1.60085" calcext:value-type="float">
            <text:p>1.600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.6734" calcext:value-type="float">
            <text:p>3.6734</text:p>
          </table:table-cell>
          <table:table-cell office:value-type="float" office:value="0.1483" calcext:value-type="float">
            <text:p>0.1483</text:p>
          </table:table-cell>
          <table:table-cell table:formula="of:=([.C5]+[.D5])/2" office:value-type="float" office:value="1.91085" calcext:value-type="float">
            <text:p>1.910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1604" calcext:value-type="float">
            <text:p>4.1604</text:p>
          </table:table-cell>
          <table:table-cell office:value-type="float" office:value="0.1469" calcext:value-type="float">
            <text:p>0.1469</text:p>
          </table:table-cell>
          <table:table-cell table:formula="of:=([.C6]+[.D6])/2" office:value-type="float" office:value="2.15365" calcext:value-type="float">
            <text:p>2.153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2568" calcext:value-type="float">
            <text:p>4.2568</text:p>
          </table:table-cell>
          <table:table-cell office:value-type="float" office:value="0.2491" calcext:value-type="float">
            <text:p>0.2491</text:p>
          </table:table-cell>
          <table:table-cell table:formula="of:=([.C7]+[.D7])/2" office:value-type="float" office:value="2.25295" calcext:value-type="float">
            <text:p>2.252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.8189" calcext:value-type="float">
            <text:p>3.8189</text:p>
          </table:table-cell>
          <table:table-cell office:value-type="float" office:value="0.3854" calcext:value-type="float">
            <text:p>0.3854</text:p>
          </table:table-cell>
          <table:table-cell table:formula="of:=([.C8]+[.D8])/2" office:value-type="float" office:value="2.10215" calcext:value-type="float">
            <text:p>2.102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.1494" calcext:value-type="float">
            <text:p>3.1494</text:p>
          </table:table-cell>
          <table:table-cell office:value-type="float" office:value="0.4055" calcext:value-type="float">
            <text:p>0.4055</text:p>
          </table:table-cell>
          <table:table-cell table:formula="of:=([.C9]+[.D9])/2" office:value-type="float" office:value="1.77745" calcext:value-type="float">
            <text:p>1.7774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.2673" calcext:value-type="float">
            <text:p>2.2673</text:p>
          </table:table-cell>
          <table:table-cell office:value-type="float" office:value="0.5551" calcext:value-type="float">
            <text:p>0.5551</text:p>
          </table:table-cell>
          <table:table-cell table:formula="of:=([.C10]+[.D10])/2" office:value-type="float" office:value="1.4112" calcext:value-type="float">
            <text:p>1.41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5363" calcext:value-type="float">
            <text:p>1.5363</text:p>
          </table:table-cell>
          <table:table-cell office:value-type="float" office:value="0.6708" calcext:value-type="float">
            <text:p>0.6708</text:p>
          </table:table-cell>
          <table:table-cell table:formula="of:=([.C11]+[.D11])/2" office:value-type="float" office:value="1.10355" calcext:value-type="float">
            <text:p>1.103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2208" calcext:value-type="float">
            <text:p>1.2208</text:p>
          </table:table-cell>
          <table:table-cell office:value-type="float" office:value="0.8627" calcext:value-type="float">
            <text:p>0.8627</text:p>
          </table:table-cell>
          <table:table-cell table:formula="of:=([.C12]+[.D12])/2" office:value-type="float" office:value="1.04175" calcext:value-type="float">
            <text:p>1.041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9734" calcext:value-type="float">
            <text:p>0.9734</text:p>
          </table:table-cell>
          <table:table-cell office:value-type="float" office:value="1.2203" calcext:value-type="float">
            <text:p>1.2203</text:p>
          </table:table-cell>
          <table:table-cell table:formula="of:=([.C13]+[.D13])/2" office:value-type="float" office:value="1.09685" calcext:value-type="float">
            <text:p>1.0968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8808" calcext:value-type="float">
            <text:p>0.8808</text:p>
          </table:table-cell>
          <table:table-cell office:value-type="float" office:value="1.7481" calcext:value-type="float">
            <text:p>1.7481</text:p>
          </table:table-cell>
          <table:table-cell table:formula="of:=([.C14]+[.D14])/2" office:value-type="float" office:value="1.31445" calcext:value-type="float">
            <text:p>1.3144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7545" calcext:value-type="float">
            <text:p>0.7545</text:p>
          </table:table-cell>
          <table:table-cell office:value-type="float" office:value="2.3941" calcext:value-type="float">
            <text:p>2.3941</text:p>
          </table:table-cell>
          <table:table-cell table:formula="of:=([.C15]+[.D15])/2" office:value-type="float" office:value="1.5743" calcext:value-type="float">
            <text:p>1.57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846" calcext:value-type="float">
            <text:p>0.6846</text:p>
          </table:table-cell>
          <table:table-cell office:value-type="float" office:value="1.8455" calcext:value-type="float">
            <text:p>1.8455</text:p>
          </table:table-cell>
          <table:table-cell table:formula="of:=([.C16]+[.D16])/2" office:value-type="float" office:value="1.26505" calcext:value-type="float">
            <text:p>1.265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8:50:42.272000000</meta:creation-date>
    <dc:date>2019-01-25T23:20:54.907000000</dc:date>
    <meta:editing-duration>PT58M</meta:editing-duration>
    <meta:editing-cycles>1</meta:editing-cycles>
    <meta:document-statistic meta:table-count="1" meta:cell-count="84" meta:object-count="0"/>
    <meta:generator>LibreOffice/5.0.5.2$Windows_x86 LibreOffice_project/55b006a02d247b5f7215fc6ea0fde844b30035b3</meta:generator>
  </office:meta>
</office:document-meta>
</file>